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bold" officeooo:rsid="000619cf" officeooo:paragraph-rsid="000619cf" style:font-size-asian="12pt" style:font-weight-asian="bold" style:font-size-complex="12pt" style:font-weight-complex="bold"/>
    </style:style>
    <style:style style:name="P2" style:family="paragraph" style:parent-style-name="Standard">
      <style:text-properties style:font-name="Times New Roman" fo:font-size="12pt" style:text-underline-style="none" fo:font-weight="bold" officeooo:rsid="001b1b63" officeooo:paragraph-rsid="001b1b63" style:font-size-asian="12pt" style:font-weight-asian="bold" style:font-size-complex="12pt" style:font-weight-complex="bold"/>
    </style:style>
    <style:style style:name="P3" style:family="paragraph" style:parent-style-name="Standard">
      <style:text-properties style:font-name="Times New Roman" fo:font-size="12pt" style:text-underline-style="none" fo:font-weight="bold" officeooo:rsid="0016b131" officeooo:paragraph-rsid="0016b131" style:font-size-asian="12pt" style:font-weight-asian="bold" style:font-size-complex="12pt" style:font-weight-complex="bold"/>
    </style:style>
    <style:style style:name="P4" style:family="paragraph" style:parent-style-name="Standard">
      <style:text-properties style:font-name="Times New Roman" fo:font-size="12pt" style:text-underline-style="solid" style:text-underline-width="auto" style:text-underline-color="font-color" fo:font-weight="normal" officeooo:rsid="0019f1e8" officeooo:paragraph-rsid="0019f1e8" style:font-size-asian="12pt" style:font-weight-asian="normal" style:font-size-complex="12pt" style:font-weight-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style:text-underline-style="none" officeooo:rsid="00177a8c" style:font-size-asian="12pt" style:font-size-complex="12pt"/>
    </style:style>
    <style:style style:name="P7" style:family="paragraph" style:parent-style-name="Standard">
      <style:text-properties style:font-name="Times New Roman" fo:font-size="12pt" style:text-underline-style="solid" style:text-underline-width="auto" style:text-underline-color="font-color" officeooo:rsid="0003c667" officeooo:paragraph-rsid="0003c667" style:font-size-asian="12pt" style:font-size-complex="12pt"/>
    </style:style>
    <style:style style:name="P8" style:family="paragraph" style:parent-style-name="Standard">
      <style:text-properties style:font-name="Times New Roman" fo:font-size="12pt" style:text-underline-style="none" officeooo:rsid="0003c667" officeooo:paragraph-rsid="0003c667" style:font-size-asian="12pt" style:font-size-complex="12pt"/>
    </style:style>
    <style:style style:name="P9" style:family="paragraph" style:parent-style-name="Standard">
      <style:text-properties style:font-name="Times New Roman" fo:font-size="12pt" style:text-underline-style="solid" style:text-underline-width="auto" style:text-underline-color="font-color" officeooo:rsid="0019f1e8" officeooo:paragraph-rsid="0019f1e8" style:font-size-asian="12pt" style:font-size-complex="12pt"/>
    </style:style>
    <style:style style:name="P10" style:family="paragraph" style:parent-style-name="Standard">
      <style:text-properties style:font-name="Times New Roman" fo:font-size="12pt" officeooo:paragraph-rsid="001e2236" style:font-size-asian="12pt" style:font-size-complex="12pt"/>
    </style:style>
    <style:style style:name="P11" style:family="paragraph" style:parent-style-name="Standard">
      <style:text-properties style:font-name="Times New Roman" fo:font-size="12pt" style:text-underline-style="none" officeooo:rsid="001e2236" officeooo:paragraph-rsid="00242dee" style:font-size-asian="12pt" style:font-size-complex="12pt"/>
    </style:style>
    <style:style style:name="P12" style:family="paragraph" style:parent-style-name="Standard">
      <style:text-properties style:font-name="Times New Roman" fo:font-size="12pt" style:text-underline-style="none" officeooo:rsid="001e2236" officeooo:paragraph-rsid="0023423b" style:font-size-asian="12pt" style:font-size-complex="12pt"/>
    </style:style>
    <style:style style:name="P13" style:family="paragraph" style:parent-style-name="Standard">
      <style:text-properties style:font-name="Times New Roman" fo:font-size="12pt" style:text-underline-style="none" officeooo:rsid="00214556" officeooo:paragraph-rsid="0023423b" style:font-size-asian="12pt" style:font-size-complex="12pt"/>
    </style:style>
    <style:style style:name="P14" style:family="paragraph" style:parent-style-name="Standard">
      <style:text-properties style:font-name="Times New Roman" fo:font-size="12pt" style:text-underline-style="none" fo:font-weight="bold" officeooo:rsid="0019f1e8" officeooo:paragraph-rsid="0019f1e8" style:font-size-asian="12pt" style:font-weight-asian="bold" style:font-size-complex="12pt" style:font-weight-complex="bold"/>
    </style:style>
    <style:style style:name="P15" style:family="paragraph" style:parent-style-name="Standard">
      <style:text-properties style:font-name="Times New Roman" fo:font-size="12pt" style:text-underline-style="none" fo:font-weight="normal" officeooo:rsid="0019f1e8" officeooo:paragraph-rsid="0019f1e8" style:font-size-asian="12pt" style:font-weight-asian="normal" style:font-size-complex="12pt" style:font-weight-complex="normal"/>
    </style:style>
    <style:style style:name="P16" style:family="paragraph" style:parent-style-name="Standard">
      <style:paragraph-properties fo:break-before="page"/>
      <style:text-properties style:font-name="Times New Roman" fo:font-size="12pt" officeooo:rsid="00100d7c" officeooo:paragraph-rsid="00100d7c" style:font-size-asian="12pt" style:font-size-complex="12pt"/>
    </style:style>
    <style:style style:name="P17" style:family="paragraph" style:parent-style-name="Bibliography_20_1">
      <style:text-properties style:font-name="Times New Roman" fo:font-size="12pt" style:font-size-asian="12pt" style:font-size-complex="12pt"/>
    </style:style>
    <style:style style:name="T1" style:family="text">
      <style:text-properties style:text-underline-style="none" officeooo:rsid="0016b131"/>
    </style:style>
    <style:style style:name="T2" style:family="text">
      <style:text-properties style:text-underline-style="none" officeooo:rsid="00177a8c"/>
    </style:style>
    <style:style style:name="T3" style:family="text">
      <style:text-properties style:text-underline-style="none" officeooo:rsid="0018ed72"/>
    </style:style>
    <style:style style:name="T4" style:family="text">
      <style:text-properties style:text-underline-style="none" officeooo:rsid="001d917b"/>
    </style:style>
    <style:style style:name="T5" style:family="text">
      <style:text-properties officeooo:rsid="000515c9"/>
    </style:style>
    <style:style style:name="T6" style:family="text">
      <style:text-properties officeooo:rsid="000b0145"/>
    </style:style>
    <style:style style:name="T7" style:family="text">
      <style:text-properties officeooo:rsid="000c5dff"/>
    </style:style>
    <style:style style:name="T8" style:family="text">
      <style:text-properties officeooo:rsid="0009dcd7"/>
    </style:style>
    <style:style style:name="T9" style:family="text">
      <style:text-properties style:text-underline-style="none" officeooo:rsid="00100d7c"/>
    </style:style>
    <style:style style:name="T10" style:family="text">
      <style:text-properties style:text-underline-style="none" officeooo:rsid="0009dcd7"/>
    </style:style>
    <style:style style:name="T11" style:family="text">
      <style:text-properties style:text-underline-style="none" officeooo:rsid="000b0145"/>
    </style:style>
    <style:style style:name="T12" style:family="text">
      <style:text-properties officeooo:rsid="000d09be"/>
    </style:style>
    <style:style style:name="T13" style:family="text">
      <style:text-properties officeooo:rsid="00100d7c"/>
    </style:style>
    <style:style style:name="T14" style:family="text">
      <style:text-properties officeooo:rsid="001cda7e"/>
    </style:style>
    <style:style style:name="T15" style:family="text">
      <style:text-properties officeooo:rsid="001ced83"/>
    </style:style>
    <style:style style:name="T16" style:family="text">
      <style:text-properties style:text-underline-style="none" officeooo:rsid="001a3b11"/>
    </style:style>
    <style:style style:name="T17" style:family="text">
      <style:text-properties style:text-underline-style="none" officeooo:rsid="001f9b03"/>
    </style:style>
    <style:style style:name="T18" style:family="text">
      <style:text-properties style:text-underline-style="none" officeooo:rsid="001b1b63"/>
    </style:style>
    <style:style style:name="T19" style:family="text">
      <style:text-properties style:text-underline-style="none" officeooo:rsid="001b2ca8"/>
    </style:style>
    <style:style style:name="T20" style:family="text">
      <style:text-properties style:text-underline-style="none" officeooo:rsid="001fe236"/>
    </style:style>
    <style:style style:name="T21" style:family="text">
      <style:text-properties style:text-underline-style="none" officeooo:rsid="001e2236"/>
    </style:style>
    <style:style style:name="T22" style:family="text">
      <style:text-properties officeooo:rsid="0023423b"/>
    </style:style>
    <style:style style:name="T23" style:family="text">
      <style:text-properties officeooo:rsid="001fe236"/>
    </style:style>
    <style:style style:name="T24" style:family="text">
      <style:text-properties officeooo:rsid="00214556"/>
    </style:style>
    <style:style style:name="T25" style:family="text">
      <style:text-properties officeooo:rsid="00242dee"/>
    </style:style>
    <style:style style:name="T26"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bstract</text:p>
      <text:p text:style-name="P3"/>
      <text:p text:style-name="P3">Introduction</text:p>
      <text:p text:style-name="P4">Discussion of Non-Photorealistic Artwork</text:p>
      <text:p text:style-name="P5"><text:span text:style-name="T1"><text:tab/>Non-photorealistic digital artwork has become incredibly popular over recent years. </text:span><text:span text:style-name="T2">Videogames such as Nintendo’s Zelda franchise have used techniques such as cel shading to create 3D interactive comic book styled worlds for players to interact with </text:span><text:reference-mark-start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1]</text:span><text:reference-mark-end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 Filter applications such as those found in Instragram allow users to not only enhance the quality their photos, but also add in fun special effects and designs </text:span><text:reference-mark-start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2]</text:span><text:reference-mark-end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 </text:span><text:span text:style-name="T3">These techniques grew out of </text:span><text:span text:style-name="T4">earlier works on texture synthesis, the generation of artificial texture images based on a source input. These algorithms minimize the amount of memory and long term storage utilized to store and generate graphical information.</text:span></text:p>
      <text:p text:style-name="P6"/>
      <text:p text:style-name="P7">Early Texture Synthesis Work</text:p>
      <text:p text:style-name="P8"><text:tab/>Texture synthesis describes the process of using a sample of a texture and an algorithm to apply that texture to another body of work. <text:span text:style-name="T5">Some popular use cases of these algorithms range from image editing, rendering video game environments and mapping textures to 3D models, special effects used in movie production. </text:span><text:span text:style-name="T6">The most basic examples of </text:span><text:span text:style-name="T7">texture synthesis</text:span><text:span text:style-name="T6"> simply involve painting a repeating pattern over and over onto an area of an image. This approach however is incredibly limiting and results in images that look distinctly artificial. These limitations have led to the design of algorithms </text:span><text:span text:style-name="T7">capable of creating</text:span><text:span text:style-name="T5"> </text:span><text:span text:style-name="T8">textures that mirror the look and feel of objects and artwork in the physical world.</text:span></text:p>
      <text:p text:style-name="P5"><text:span text:style-name="T9"><text:tab/>Some of the earliest</text:span><text:span text:style-name="T10"> works </text:span><text:span text:style-name="T9">from the 1980s o</text:span><text:span text:style-name="T10">n texture synthesis dealt with issues such as </text:span><text:span text:style-name="T9">Lewis’</text:span><text:span text:style-name="T10"> applying textures such that they create distinct details within an image at a desired scale </text:span><text:reference-mark-start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0">[3]</text:span><text:reference-mark-end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0">, </text:span><text:span text:style-name="T11">or Gagalowicz </text:span><text:span text:style-name="T9">and De Ma</text:span><text:span text:style-name="T11"> using statistical analysis to build up textures on to different surfaces </text:span><text:reference-mark-start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11">[4]</text:span><text:reference-mark-end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6">. </text:span><text:span text:style-name="T12">These algorithms were often limited in the kinds of textures they could synthesize. </text:span><text:span text:style-name="T13">Later works by </text:span><text:span text:style-name="T14">Efros </text:span><text:reference-mark-start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4">[5]</text:span><text:reference-mark-end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4"> worked to create more generalized solutions using Markov Random Fields that are able to generate a variety of </text:span><text:span text:style-name="T15">regular and stochastic textures. Additional works by Wei </text:span><text:reference-mark-start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5">[6]</text:span><text:reference-mark-end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5"> used tree-structured vector quantization (TSVR) and produced results that could be executed on hardware at the time in seconds.</text:span></text:p>
      <text:p text:style-name="P9"/>
      <text:p text:style-name="P9">NST</text:p>
      <text:p text:style-name="P10"><text:span text:style-name="T16"><text:tab/>Neural style transfer </text:span><text:span text:style-name="T17">(NST)</text:span><text:span text:style-name="T16"> is a</text:span><text:span text:style-name="T17">n</text:span><text:span text:style-name="T16"> </text:span><text:span text:style-name="T17">application</text:span><text:span text:style-name="T16"> of texture synthesis that leverages a convolutional neural network (CNN) trained on the ImageNet </text:span><text:reference-mark-start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6">[7]</text:span><text:reference-mark-end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6"> object recognition dataset to transfer the texture of a source style image onto a separate source content image. </text:span><text:span text:style-name="T18">This technique was first published by Leon Gatys and presented at CVPR in 2016 </text:span><text:reference-mark-start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8">[8]</text:span><text:reference-mark-end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8">. Using the VGG19 CNN developed by University of Oxford’s Visual Geometry Group </text:span><text:reference-mark-start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8">[9]</text:span><text:reference-mark-end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8">, </text:span><text:span text:style-name="T19">Gatys observed the interactions between individual convolution layers in VGG19 with both the style and content images. As an image propagated through the CNN, the team reconstructed the image based on the network’s response at that layer. </text:span><text:span text:style-name="T20">Gatys</text:span><text:span text:style-name="T19"> noted that the </text:span><text:span text:style-name="T21">earlier layers tended to focus on simple patterns in the images while later layers focused in on larger structures.</text:span></text:p>
      <text:p text:style-name="P11"><text:tab/>By combining the output <text:span text:style-name="T22">made up of activatations</text:span> of these layers, <text:span text:style-name="T23">Gatys was able to </text:span><text:span text:style-name="T24">merge the style of one image with the content of another, generating a new image. Layers of the CNN are chosen to be used in creation of separate loss functions for both the style and content of the generated image. </text:span><text:span text:style-name="T22">Because each layer of the CNN is capturing a </text:span><text:span text:style-name="T25">different perspective of the </text:span><text:soft-page-break/><text:span text:style-name="T25">image, combinations of the outputs of the layers can control for both content and style loss by calculating the distance between activations of source images with the image being newly generated.</text:span><text:span text:style-name="T22"> </text:span><text:span text:style-name="T24">The degree to </text:span><text:span text:style-name="T25">how much the style is transferred</text:span><text:span text:style-name="T24"> is controlled by a total loss function made up of both a weighted content loss function, and a weighted style loss function. Multiple iterations of gradiant descent are performed using this function to generate the final image.</text:span></text:p>
      <text:p text:style-name="P12"/>
      <text:p text:style-name="P12"/>
      <text:p text:style-name="P12"><text:span text:style-name="T24"><text:s/>Content loss is calculated based on the </text:span><text:span text:style-name="T22">weighted content distance of the original content image and the newly generated image that is being styled, at a particular convolutional layer of the neural network. The entire content loss is the mean square error (MSE) of all layers of the neural network being used to control for content loss.</text:span></text:p>
      <text:p text:style-name="P13"/>
      <text:p text:style-name="P13"><text:s text:c="2"/></text:p>
      <text:p text:style-name="P9"/>
      <text:p text:style-name="P9">Later Applications</text:p>
      <text:p text:style-name="P9"/>
      <text:p text:style-name="P14">Materials and Methods</text:p>
      <text:p text:style-name="P4"/>
      <text:p text:style-name="P4">CNN and Image Recognition Overview</text:p>
      <text:p text:style-name="P15"><text:tab/></text:p>
      <text:p text:style-name="P4">The Networks</text:p>
      <text:p text:style-name="P4"/>
      <text:p text:style-name="P4">Image Quality Metrics</text:p>
      <text:p text:style-name="P4"/>
      <text:p text:style-name="P4">Image Creation Experiments</text:p>
      <text:p text:style-name="P4"/>
      <text:p text:style-name="P4">User Survey Design</text:p>
      <text:p text:style-name="P4"/>
      <text:p text:style-name="P14">Results</text:p>
      <text:p text:style-name="P4">Images Created</text:p>
      <text:p text:style-name="P4">Findings from Surveys</text:p>
      <text:p text:style-name="P4"/>
      <text:p text:style-name="P4">User Surveys, IQ, and ImageNet Accuracy Correlations</text:p>
      <text:p text:style-name="P4"/>
      <text:p text:style-name="P14">Future Work</text:p>
      <text:p text:style-name="P14"/>
      <text:p text:style-name="P4">Papers</text:p>
      <text:p text:style-name="P4"/>
      <text:p text:style-name="P4">Future Research Suggestions</text:p>
      <text:p text:style-name="P9"/>
      <text:p text:style-name="P5"/>
      <text:p text:style-name="P5"/>
      <text:p text:style-name="P16">Works Cited</text:p>
      <text:section text:style-name="Sect1" text:name="ZOTERO_BIBL {&quot;uncited&quot;:[],&quot;omitted&quot;:[],&quot;custom&quot;:[]} CSL_BIBLIOGRAPHY RNDjO8jg3k663">
        <text:p text:style-name="P17">[1]<text:tab/>P. Arellano, “10 Best Uses Of Cel-Shading In Gaming, Ranked,” CBR. Accessed: Sept. 25, 2025. [Online]. Available: https://www.cbr.com/gaming-best-cel-shading-ranked/</text:p>
        <text:p text:style-name="P17">[2]<text:tab/>“Apply filters to your post on Instagram | Instagram Help Center.” Accessed: Sept. 25, 2025. [Online]. Available: https://help.instagram.com/453965678013216</text:p>
        <text:p text:style-name="P17">[3]<text:tab/>J.-P. Lewis, “Texture synthesis for digital painting,” <text:span text:style-name="T26">SIGGRAPH Comput. Graph.</text:span>, vol. 18, no. 3, pp. 245–252, Jan. 1984, doi: 10.1145/964965.808605.</text:p>
        <text:p text:style-name="P17">[4]<text:tab/>A. Gagalowicz and S. De Ma, “Model driven synthesis of natural textures for 3-D scenes,” <text:span text:style-name="T26">Computers &amp; Graphics</text:span>, vol. 10, no. 2, pp. 161–170, Jan. 1986, doi: 10.1016/0097-8493(86)90042-7.</text:p>
        <text:p text:style-name="P17">[5]<text:tab/>A. A. Efros and T. K. Leung, “Texture synthesis by non-parametric sampling,” in <text:span text:style-name="T26">Proceedings of the Seventh IEEE International Conference on Computer Vision</text:span>, Sept. 1999, pp. 1033–1038 vol.2. doi: 10.1109/ICCV.1999.790383.</text:p>
        <text:p text:style-name="P17">[6]<text:tab/>L.-Y. Wei and M. Levoy, “Fast texture synthesis using tree-structured vector quantization,” in <text:span text:style-name="T26">Proceedings of the 27th annual conference on Computer graphics and interactive techniques <text:s/>- SIGGRAPH ’00</text:span>, Not Known: ACM Press, 2000, pp. 479–488. doi: 10.1145/344779.345009.</text:p>
        <text:p text:style-name="P17">[7]<text:tab/>J. Deng, W. Dong, R. Socher, L.-J. Li, K. Li, and L. Fei-Fei, “ImageNet: A large-scale hierarchical image database,” in <text:span text:style-name="T26">2009 IEEE Conference on Computer Vision and Pattern Recognition</text:span>, June 2009, pp. 248–255. doi: 10.1109/CVPR.2009.5206848.</text:p>
        <text:p text:style-name="P17">[8]<text:tab/>L. A. Gatys, A. S. Ecker, and M. Bethge, “Image Style Transfer Using Convolutional Neural Networks,” in <text:span text:style-name="T26">2016 IEEE Conference on </text:span><text:span text:style-name="T26">Computer</text:span><text:span text:style-name="T26"> Vision and Pattern Recognition (CVPR)</text:span>, Las Vegas, NV, USA: IEEE, June 2016, pp. 2414–2423. doi: 10.1109/CVPR.2016.265.</text:p>
        <text:p text:style-name="P17">[9]<text:tab/>K. Simonyan and A. Zisserman, “Very Deep Convolutional Networks for Large-Scale Image Recognition,” Apr. 10, 2015, <text:span text:style-name="T26">arXiv</text:span>: arXiv:1409.1556. doi: 10.48550/arXiv.1409.1556.</text:p>
      </text:section>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2:47.255762030</meta:creation-date>
    <dc:date>2025-10-01T15:25:26.411926167</dc:date>
    <meta:editing-duration>PT10H36M39S</meta:editing-duration>
    <meta:editing-cycles>10</meta:editing-cycles>
    <meta:generator>LibreOffice/25.2.6.2$Linux_X86_64 LibreOffice_project/520$Build-2</meta:generator>
    <meta:document-statistic meta:table-count="0" meta:image-count="0" meta:object-count="0" meta:page-count="3" meta:paragraph-count="37" meta:word-count="974" meta:character-count="6307" meta:non-whitespace-character-count="5364"/>
    <meta:user-defined meta:name="ZOTERO_PREF_1">&lt;data data-version="3" zotero-version="7.0.24"&gt;&lt;session id="vpVSPQ7a"/&gt;&lt;style id="http://www.zotero.org/styles/ieee" locale="en-US" hasBibliography="1" bibliographyStyleHasBeenSet="1"/&gt;&lt;prefs&gt;&lt;pref name="fieldType" value="ReferenceMark"/&gt;&lt;/prefs&gt;&lt;/data&gt;</meta:user-defined>
  </office:meta>
</office:document-meta>
</file>